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52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r11" style:family="presentation" style:parent-style-name="Default10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1.27cm" fo:margin-right="0cm" fo:margin-top="0cm" fo:margin-bottom="0cm" fo:text-align="center" fo:text-indent="-1.27cm" style:text-autospace="none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text-align="center" style:text-autospace="none"/>
    </style:style>
    <style:style style:name="P8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margin-left="0cm" fo:margin-right="0cm" fo:margin-top="0cm" fo:margin-bottom="0cm" fo:text-indent="0cm" style:text-autospace="none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name-asian="Segoe UI1" style:font-size-asian="28pt" style:font-weight-asian="bold" style:font-name-complex="Segoe UI1" style:font-size-complex="28pt" style:font-weight-complex="bold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Segoe UI1" style:font-size-asian="36pt" style:font-style-asian="normal" style:font-weight-asian="bold" style:font-name-complex="Segoe UI1" style:font-size-complex="3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Segoe UI1" style:font-size-asian="32pt" style:font-style-asian="normal" style:font-weight-asian="normal" style:font-name-complex="Segoe U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Segoe UI1" style:font-size-asian="16pt" style:font-style-asian="normal" style:font-weight-asian="normal" style:font-name-complex="Segoe UI1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 Semibold" fo:font-size="24pt" fo:font-style="normal" fo:text-shadow="none" style:text-underline-style="none" fo:font-weight="normal" style:letter-kerning="true" style:font-name-asian="Segoe UI1" style:font-size-asian="24pt" style:font-style-asian="normal" style:font-weight-asian="normal" style:font-name-complex="Segoe U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4pt" fo:font-style="normal" fo:text-shadow="none" style:text-underline-style="none" fo:font-weight="normal" style:letter-kerning="true" style:font-name-asian="Segoe UI1" style:font-size-asian="24pt" style:font-style-asian="normal" style:font-weight-asian="normal" style:font-name-complex="Segoe UI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27cm" svg:y="0.762cm">
          <draw:text-box>
            <text:p text:style-name="P1"><text:span text:style-name="T1">HYMN #398</text:span></text:p>
            <text:p text:style-name="P1"><text:span text:style-name="T2">“</text:span><text:span text:style-name="T2">Hail to the Lord's Anointe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4" draw:layer="layout" svg:width="25.654cm" svg:height="7.011cm" svg:x="1.27cm" svg:y="0.762cm">
          <draw:text-box>
            <text:p text:style-name="P1"><text:span text:style-name="T3">1. Hail to the Lord’s anointed,</text:span><text:span text:style-name="T3"><text:line-break/></text:span><text:span text:style-name="T3">Great David’s greater Son!</text:span><text:span text:style-name="T3"><text:line-break/></text:span><text:span text:style-name="T3">Hail, in the time appointed,</text:span><text:span text:style-name="T3"><text:line-break/></text:span><text:span text:style-name="T3">His reign on earth begu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3" draw:text-style-name="P4" draw:layer="layout" svg:width="25.654cm" svg:height="7.011cm" svg:x="1.27cm" svg:y="0.762cm">
          <draw:text-box>
            <text:p text:style-name="P1"><text:span text:style-name="T3">He comes to break oppression,</text:span><text:span text:style-name="T3"><text:line-break/></text:span><text:span text:style-name="T3">To set the captive free,</text:span><text:span text:style-name="T3"><text:line-break/></text:span><text:span text:style-name="T3">To take away transgression</text:span><text:span text:style-name="T3"><text:line-break/></text:span><text:span text:style-name="T3">And rule in equit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3" draw:text-style-name="P6" draw:layer="layout" svg:width="25.654cm" svg:height="7.011cm" svg:x="1.27cm" svg:y="0.762cm">
          <draw:text-box>
            <text:p text:style-name="P5"><text:span text:style-name="T4">2. He comes with rescue speedy</text:span></text:p>
            <text:p text:style-name="P5"><text:span text:style-name="T4">To those who suffer wrong,</text:span></text:p>
            <text:p text:style-name="P5"><text:span text:style-name="T4">To help the poor and needy</text:span></text:p>
            <text:p text:style-name="P5"><text:span text:style-name="T4">And bid the weak be strong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3" draw:text-style-name="P6" draw:layer="layout" svg:width="25.654cm" svg:height="7.011cm" svg:x="1.27cm" svg:y="0.762cm">
          <draw:text-box>
            <text:p text:style-name="P5"><text:span text:style-name="T4">To give them songs for sighing,</text:span></text:p>
            <text:p text:style-name="P5"><text:span text:style-name="T4">Their darkness turn to light,</text:span></text:p>
            <text:p text:style-name="P5"><text:span text:style-name="T4">Whose souls, condemned and dying,</text:span></text:p>
            <text:p text:style-name="P5"><text:span text:style-name="T4">Were precious in His s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5" presentation:presentation-page-layout-name="AL1T0">
        <draw:frame draw:style-name="gr3" draw:text-style-name="P6" draw:layer="layout" svg:width="25.654cm" svg:height="7.011cm" svg:x="1.27cm" svg:y="0.762cm">
          <draw:text-box>
            <text:p text:style-name="P5"><text:span text:style-name="T4">3. He shall come down like showers</text:span></text:p>
            <text:p text:style-name="P5"><text:span text:style-name="T4">Upon the fruitful earth;</text:span></text:p>
            <text:p text:style-name="P5"><text:span text:style-name="T4">Love, joy, and hope, like flowers,</text:span></text:p>
            <text:p text:style-name="P5"><text:span text:style-name="T4">Spring in His path to bir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6" presentation:presentation-page-layout-name="AL1T0">
        <draw:frame draw:style-name="gr3" draw:text-style-name="P6" draw:layer="layout" svg:width="25.654cm" svg:height="7.011cm" svg:x="1.27cm" svg:y="0.762cm">
          <draw:text-box>
            <text:p text:style-name="P5"><text:span text:style-name="T4">Before Him on the mountains</text:span></text:p>
            <text:p text:style-name="P5"><text:span text:style-name="T4">Shall peace, the herald, go;</text:span></text:p>
            <text:p text:style-name="P5"><text:span text:style-name="T4">And righteousness in fountains</text:span></text:p>
            <text:p text:style-name="P5"><text:span text:style-name="T4">From hill to valley flow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7" presentation:presentation-page-layout-name="AL1T0">
        <draw:frame draw:style-name="gr3" draw:text-style-name="P8" draw:layer="layout" svg:width="25.654cm" svg:height="7.011cm" svg:x="1.27cm" svg:y="0.762cm">
          <draw:text-box>
            <text:p text:style-name="P7"><text:span text:style-name="T4">4. Kings shall fall down before Him</text:span><text:span text:style-name="T4"><text:line-break/></text:span><text:span text:style-name="T4">And gold and incense bring;</text:span><text:span text:style-name="T4"><text:line-break/></text:span><text:span text:style-name="T4">All nations shall adore Him,</text:span><text:span text:style-name="T4"><text:line-break/></text:span><text:span text:style-name="T4">His praise all people s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8" presentation:presentation-page-layout-name="AL1T0">
        <draw:frame draw:style-name="gr3" draw:text-style-name="P8" draw:layer="layout" svg:width="25.654cm" svg:height="7.011cm" svg:x="1.27cm" svg:y="0.762cm">
          <draw:text-box>
            <text:p text:style-name="P7"><text:span text:style-name="T4">To Him shall prayer unceasing</text:span><text:span text:style-name="T4"><text:line-break/></text:span><text:span text:style-name="T4">And daily vows ascend;</text:span><text:span text:style-name="T4"><text:line-break/></text:span><text:span text:style-name="T4">His kingdom still increasing,</text:span><text:span text:style-name="T4"><text:line-break/></text:span><text:span text:style-name="T4">A kingdom without e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9" presentation:presentation-page-layout-name="AL1T0">
        <draw:frame draw:style-name="gr3" draw:text-style-name="P6" draw:layer="layout" svg:width="25.654cm" svg:height="7.011cm" svg:x="1.27cm" svg:y="0.762cm">
          <draw:text-box>
            <text:p text:style-name="P5"><text:span text:style-name="T4">5. O’er ev’ry foe victorious,</text:span></text:p>
            <text:p text:style-name="P5"><text:span text:style-name="T4">He on His throne shall rest,</text:span></text:p>
            <text:p text:style-name="P5"><text:span text:style-name="T4">From age to age more glorious,</text:span></text:p>
            <text:p text:style-name="P5"><text:span text:style-name="T4">All blessing and all-ble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10" presentation:presentation-page-layout-name="AL1T0">
        <draw:frame draw:style-name="gr4" draw:text-style-name="P10" draw:layer="layout" svg:width="25.654cm" svg:height="13.773cm" svg:x="1.27cm" svg:y="0.762cm">
          <draw:text-box>
            <text:p text:style-name="P5"><text:span text:style-name="T4">The tide of time shall never</text:span></text:p>
            <text:p text:style-name="P5"><text:span text:style-name="T4">His covenant remove;</text:span></text:p>
            <text:p text:style-name="P5"><text:span text:style-name="T4">is name shall stand forever—</text:span></text:p>
            <text:p text:style-name="P5"><text:span text:style-name="T4">That name to us is Love.</text:span></text:p>
            <text:p text:style-name="P9"><text:span text:style-name="T5"><text:line-break/></text:span><text:span text:style-name="T5"/></text:p>
            <text:p text:style-name="P9"><text:span text:style-name="T6"/></text:p>
            <text:p text:style-name="P9"><text:span text:style-name="T5"><text:s text:c="2"/></text:span><text:span text:style-name="T7"><text:s text:c="8"/></text:span><text:span text:style-name="T8">Public domain</text:span></text:p>
            <text:p text:style-name="P9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600000003606B332E6CEF1541E5.bmp" xlink:type="simple" xlink:show="embed" xlink:actuate="onLoad"/>
    <draw:fill-image draw:name="Bitmap_20_11" draw:display-name="Bitmap 1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4T20:33:15.135000000</meta:creation-date>
    <dc:title>Hymn template</dc:title>
    <meta:editing-duration>PT1H38M48S</meta:editing-duration>
    <meta:editing-cycles>12</meta:editing-cycles>
    <meta:generator>LibreOffice/6.1.3.2$Windows_X86_64 LibreOffice_project/86daf60bf00efa86ad547e59e09d6bb77c699acb</meta:generator>
    <meta:initial-creator>Arthur Hoch</meta:initial-creator>
    <dc:date>2019-01-16T23:36:42.772000000</dc:date>
    <meta:document-statistic meta:object-count="186"/>
    <meta:template xlink:type="simple" xlink:actuate="onRequest" xlink:title="Hymn template" xlink:href="../../AppData/Roaming/LibreOffice/4/user/template/Worship%20Templsates/Hymn%20template.otp" meta:date="2015-02-04T20:33:14.823000000"/>
  </office:meta>
</office:document-meta>
</file>